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900000537D38BD0D596FD7C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158466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7cm" svg:height="25.939cm" svg:x="1cm" svg:y="1cm">
          <draw:image xlink:href="Pictures/10000001000000F900000537D38BD0D596FD7C72.png" xlink:type="simple" xlink:show="embed" xlink:actuate="onLoad" draw:mime-type="image/png">
            <text:p/>
          </draw:image>
        </draw:frame>
        <draw:frame draw:style-name="gr2" draw:text-style-name="P3" draw:layer="layout" svg:width="4.444cm" svg:height="0.683cm" svg:x="1.953cm" svg:y="5.445cm">
          <draw:text-box>
            <text:p text:style-name="P2"><text:span text:style-name="T1">-Add</text:span><text:span text:style-name="T2"> Team-Members</text:span></text:p>
          </draw:text-box>
        </draw:frame>
        <draw:frame draw:style-name="gr3" draw:text-style-name="P3" draw:layer="layout" svg:width="6.35cm" svg:height="0.683cm" svg:x="1.952cm" svg:y="7.302cm">
          <draw:text-box>
            <text:p text:style-name="P2"><text:span text:style-name="T2">-flow by day/week/month</text:span></text:p>
          </draw:text-box>
        </draw:frame>
        <draw:frame draw:style-name="gr2" draw:text-style-name="P3" draw:layer="layout" svg:width="2.54cm" svg:height="0.683cm" svg:x="3.833cm" svg:y="10.075cm">
          <draw:text-box>
            <text:p text:style-name="P2"><text:span text:style-name="T2">-Shows all</text:span></text:p>
          </draw:text-box>
        </draw:frame>
        <draw:frame draw:style-name="gr2" draw:text-style-name="P3" draw:layer="layout" svg:width="6.039cm" svg:height="0.683cm" svg:x="3.533cm" svg:y="12.876cm">
          <draw:text-box>
            <text:p text:style-name="P2"><text:span text:style-name="T2">-Shows activity &amp; Xa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22:13:45.904904100</meta:creation-date>
    <dc:date>2024-06-28T22:49:47.244774420</dc:date>
    <meta:editing-duration>PT25M51S</meta:editing-duration>
    <meta:editing-cycles>2</meta:editing-cycles>
    <meta:generator>LibreOffice/7.3.7.2$Linux_X86_64 LibreOffice_project/30$Build-2</meta:generator>
    <meta:document-statistic meta:object-count="5"/>
  </office:meta>
</office:document-meta>
</file>